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style:font-name="Calibri1" fo:font-size="48pt" fo:font-weight="bold" style:letter-kerning="true" style:font-size-asian="48pt" style:font-weight-asian="bold" style:font-name-complex="Calibri1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style:font-name="Arial Black" fo:font-size="48pt" fo:font-weight="bold" style:letter-kerning="true" style:font-size-asian="48pt" style:font-weight-asian="bold" style:font-name-complex="Calibri1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Składam życie u Twych stóp</text:span><text:span text:style-name="T1"><text:line-break/></text:span><text:span text:style-name="T1">Tyś jedynie Święty Bóg </text:span><text:span text:style-name="T1"><text:line-break/></text:span><text:span text:style-name="T1">Chcę wysławiać Cię,</text:span><text:span text:style-name="T1"><text:line-break/></text:span><text:span text:style-name="T1">Tyś Królem mym</text:span><text:span text:style-name="T1"><text:line-break/></text:span><text:span text:style-name="T1">Nie dorówna Tobie nikt</text:span><text:span text:style-name="T1"><text:line-break/></text:span><text:span text:style-name="T1">Jesteś pierwszy w życiu mym</text:span><text:span text:style-name="T1"><text:line-break/></text:span><text:span text:style-name="T1">To, co mam, oddaję Tobie dzi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Jezus drogą, w każdej chwili pragnę iść za Tob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Kiedy potrzebuję Cię</text:span><text:span text:style-name="T1"><text:line-break/></text:span><text:span text:style-name="T1">Zawsze wszędzie</text:span><text:span text:style-name="T1"><text:line-break/></text:span><text:span text:style-name="T1">wspierasz mnie</text:span><text:span text:style-name="T1"><text:line-break/></text:span><text:span text:style-name="T1">Łaska Twoja dobra</text:span><text:span text:style-name="T1"><text:line-break/></text:span><text:span text:style-name="T1">dla mnie jest</text:span><text:span text:style-name="T1"><text:line-break/></text:span><text:span text:style-name="T1">Ty nie zmieniasz nigdy się</text:span><text:span text:style-name="T1"><text:line-break/></text:span><text:span text:style-name="T1">Wciąż ten sam, dobrze wiem</text:span><text:span text:style-name="T1"><text:line-break/></text:span><text:span text:style-name="T1">Zawsze już będę wielbi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Jezus drogą, w każdej chwili pragnę iść za Tob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Żyje mój Pan, mój Bóg</text:span><text:span text:style-name="T1"><text:line-break/></text:span><text:span text:style-name="T1">kocha mnie</text:span><text:span text:style-name="T1"><text:line-break/></text:span><text:span text:style-name="T1">Nie muszę w strachu żyć bo Jezus sam</text:span><text:span text:style-name="T1"><text:line-break/></text:span><text:span text:style-name="T1">Zwycięża wrogów my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Jezus drogą, w każdej chwili pragnę iść za Tob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5M32S</meta:editing-duration>
    <meta:editing-cycles>50</meta:editing-cycles>
    <meta:generator>LibreOffice/4.1.2.3$Windows_x86 LibreOffice_project/40b2d7fde7e8d2d7bc5a449dc65df4d08a7dd38</meta:generator>
    <dc:date>2016-07-11T22:27:32.505000000</dc:date>
    <meta:document-statistic meta:object-count="39"/>
  </office:meta>
</office:document-meta>
</file>